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f028" officeooo:paragraph-rsid="0002f028"/>
    </style:style>
    <style:style style:name="P2" style:family="paragraph" style:parent-style-name="Standard">
      <style:text-properties officeooo:rsid="00062d1f" officeooo:paragraph-rsid="00062d1f"/>
    </style:style>
    <style:style style:name="P3" style:family="paragraph" style:parent-style-name="Standard">
      <style:text-properties officeooo:rsid="0007b618" officeooo:paragraph-rsid="0007b618"/>
    </style:style>
    <style:style style:name="T1" style:family="text">
      <style:text-properties officeooo:rsid="00043fe8"/>
    </style:style>
    <style:style style:name="T2" style:family="text">
      <style:text-properties officeooo:rsid="0007b6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ler Lyle</text:p>
      <text:p text:style-name="P1">September 7, 2016</text:p>
      <text:p text:style-name="P1">CMPSC210</text:p>
      <text:p text:style-name="P1"/>
      <text:p text:style-name="P1">Questions:</text:p>
      <text:p text:style-name="P1"/>
      <text:p text:style-name="P1">1.)<text:tab/>Add another .asciiz string to the .data section with the text “The string length is: ” and</text:p>
      <text:p text:style-name="P1">output that text before outputting the length we computed in $t1. What does your output</text:p>
      <text:p text:style-name="P1">look like now?</text:p>
      <text:p text:style-name="P1"/>
      <text:p text:style-name="P1">“<text:span text:style-name="T1">The string length is: 16”</text:span></text:p>
      <text:p text:style-name="P1"/>
      <text:p text:style-name="P1">2.) <text:tab/>How can you make this new string appear on a different line than the length of the string?</text:p>
      <text:p text:style-name="P1"/>
      <text:p text:style-name="P2">Use <text:s/>this: <text:s/>“/n”</text:p>
      <text:p text:style-name="P1"/>
      <text:p text:style-name="P1">3.) <text:tab/>What happens to the program when you change the datatype for both strings from .asciiz</text:p>
      <text:p text:style-name="P1">to .ascii? Why is this the case? (You can undo this change after you try.)</text:p>
      <text:p text:style-name="P1"/>
      <text:p text:style-name="P2">It said the string length is 38. <text:s/>I don’t quite know why it is. <text:s/>I know our program was written to terminate after it found “null” at the end of the word, so now that we removed “null” which is what asciiz does, the program should never terminate, right?</text:p>
      <text:p text:style-name="P1"/>
      <text:p text:style-name="P1">4.)<text:tab/> What happens to the program when you remove the exit syscall lines? Why is this the case?</text:p>
      <text:p text:style-name="P1">(You’ll probably want to undo this change too.)</text:p>
      <text:p text:style-name="P1"/>
      <text:p text:style-name="P2">The program outputs nothing and never terminates.</text:p>
      <text:p text:style-name="P1"/>
      <text:p text:style-name="P2">5.)<text:tab/> In addition to the lb instruction to load a byte, you can also load a word (4 bytes) with lw</text:p>
      <text:p text:style-name="P2">and load and halfword (2 bytes) with lh. What happens when you replace the lb instruction</text:p>
      <text:p text:style-name="P2">with each of these? Speculate on how you might fix the resulting errors. (Once again, you</text:p>
      <text:p text:style-name="P2">can undo this change after experimenting.)</text:p>
      <text:p text:style-name="P2"/>
      <text:p text:style-name="P2">I get the error: “fetch address not aligned with word boundary”. <text:s/>I think this is because the variable we are using isn’t meant to hold all the information we are throwing at it. <text:s/>Possibly by assigning a variable of a <text:span text:style-name="T2">word</text:span> data-type it would be ready to accept a whole word.</text:p>
      <text:p text:style-name="P2"/>
      <text:p text:style-name="P2">6. )<text:tab/>Let’s say that we want to store our string length back into memory. First, we need to</text:p>
      <text:p text:style-name="P2">add some space in the .data section to save this information. After both strings, insert the</text:p>
      <text:p text:style-name="P2">instruction “<text:bookmark-start text:name="__DdeLink__0_1532828413"/>length: .word 0<text:bookmark-end text:name="__DdeLink__0_1532828413"/>,” to provide space for a 4-byte integer (a “word”) in memory.</text:p>
      <text:p text:style-name="P2">Next, before we exit the program, we will want to store that word into memory with the</text:p>
      <text:p text:style-name="P2">instruction “<text:bookmark-start text:name="__DdeLink__2_1532828413"/>sw $t1, length.<text:bookmark-end text:name="__DdeLink__2_1532828413"/>” Which memory cell in the data section is the length saved</text:p>
      <text:p text:style-name="P2">into after you run the program? Is this where you expected?</text:p>
      <text:p text:style-name="P2"/>
      <text:p text:style-name="P3">It stored 16 into $a0. <text:s/>I expected it to not store the $t1 data back into $t1, but I didn’t know where it was going to be st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14:33:30.307431179</meta:creation-date>
    <dc:date>2016-09-07T15:14:41.152017463</dc:date>
    <meta:editing-duration>PT19S</meta:editing-duration>
    <meta:editing-cycles>1</meta:editing-cycles>
    <meta:document-statistic meta:table-count="0" meta:image-count="0" meta:object-count="0" meta:page-count="1" meta:paragraph-count="28" meta:word-count="414" meta:character-count="2210" meta:non-whitespace-character-count="1813"/>
    <meta:generator>LibreOffice/5.1.4.2$Linux_X86_64 LibreOffice_project/10m0$Build-2</meta:generator>
  </office:meta>
</office:document-meta>
</file>